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fill-color="#ffffff" fo:min-height="2.927cm"/>
    </style:style>
    <style:style style:name="pr9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color="#ffffff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font-weight="bold"/>
    </style:style>
    <style:style style:name="T5" style:family="text">
      <style:text-properties fo:color="#ffcc99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ffcc99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9.10-9.22: polymorphism</presentation:footer-decl>
      <presentation:footer-decl presentation:name="ftr2">CMPTxxxx</presentation:footer-decl>
      <presentation:date-time-decl presentation:name="dtd1" presentation:source="fixed">7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9.10-9.22: Polymorphism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7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nheritance</text:span><text:span text:style-name="T2"> for software reusabilit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“</text:span><text:span text:style-name="T3">has a</text:span><text:span text:style-name="T2">” vs. “</text:span><text:span text:style-name="T3">is a kind of</text:span><text:span text:style-name="T2">”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ubclass/superclass </text:span><text:span text:style-name="T1">constructor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uper(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ubclass/superclass </text:span><text:span text:style-name="T1">referen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owncasting</text:span></text:p>
                  </text:list-item>
                </text:list>
              </text:list-item>
            </text:list>
          </draw:text-box>
        </draw:frame>
        <draw:ellipse draw:style-name="gr2" draw:text-style-name="P7" draw:id="id2" draw:layer="layout" svg:width="3.48cm" svg:height="1.148cm" svg:x="21.971cm" svg:y="6.512cm">
          <text:p text:style-name="P6"><text:span text:style-name="T4">Point</text:span></text:p>
        </draw:ellipse>
        <draw:ellipse draw:style-name="gr2" draw:text-style-name="P7" draw:id="id1" draw:layer="layout" svg:width="1.845cm" svg:height="1.148cm" svg:x="24.161cm" svg:y="8.636cm">
          <text:p text:style-name="P6"><text:span text:style-name="T4">Dot</text:span></text:p>
        </draw:ellipse>
        <draw:connector draw:style-name="gr3" draw:text-style-name="P8" draw:layer="layout" draw:type="line" svg:x1="25.083cm" svg:y1="8.636cm" svg:x2="23.711cm" svg:y2="7.66cm" draw:start-shape="id1" draw:start-glue-point="0" draw:end-shape="id2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1">Polymorphism</text:span></text:p>
              </text:list-item>
            </text:list>
            <text:list text:style-name="L3">
              <text:list-item>
                <text:list>
                  <text:list-item>
                    <text:p text:style-name="P4">Dynamic method <text:span text:style-name="T1">bin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nal</text:span> keyword for <text:span text:style-name="T1">classes</text:span> and <text:span text:style-name="T1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bstract</text:span> and <text:span text:style-name="T1">concrete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abstract</text:span> keyword for classes and method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">Interfaces</text:span></text:p>
              </text:list-item>
            </text:list>
            <text:list text:style-name="L3">
              <text:list-item>
                <text:list>
                  <text:list-item>
                    <text:p text:style-name="P4">vs. abstract superclasses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Type-wrapper </text:span>classes for the primitive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Polymorphism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5">Think carefully about <text:span text:style-name="T1">class hierarchy</text:span> in program design</text:p>
              </text:list-item>
            </text:list>
            <text:list text:style-name="L3">
              <text:list-item>
                <text:p text:style-name="P5">Write programs/<text:span text:style-name="T1">algorithms</text:span> to operate on <text:span text:style-name="T1">superclass</text:span> objects</text:p>
              </text:list-item>
            </text:list>
            <text:list text:style-name="L3">
              <text:list-item>
                <text:list>
                  <text:list-item>
                    <text:p text:style-name="P4">As <text:span text:style-name="T1">generic</text:span> as possible</text:p>
                  </text:list-item>
                </text:list>
              </text:list-item>
            </text:list>
            <text:list text:style-name="L3">
              <text:list-item>
                <text:p text:style-name="P5">Instances of <text:span text:style-name="T1">subclasses</text:span> can be operated on by the algorithms without need for modification</text:p>
              </text:list-item>
            </text:list>
            <text:list text:style-name="L3">
              <text:list-item>
                <text:p text:style-name="P5"><text:span text:style-name="T1">Dynamic method binding</text:span>:</text:p>
              </text:list-item>
            </text:list>
            <text:list text:style-name="L3">
              <text:list-item>
                <text:list>
                  <text:list-item>
                    <text:p text:style-name="P4">Java chooses correct method (e.g., <text:span text:style-name="T3">toString()</text:span> ) from subclass</text:p>
                  </text:list-item>
                </text:list>
              </text:list-item>
            </text:list>
          </draw:text-box>
        </draw:frame>
        <draw:ellipse draw:style-name="gr2" draw:text-style-name="P7" draw:id="id4" draw:layer="layout" svg:width="3.48cm" svg:height="1.148cm" svg:x="23.051cm" svg:y="8.183cm">
          <text:p text:style-name="P6"><text:span text:style-name="T4">Point</text:span></text:p>
        </draw:ellipse>
        <draw:ellipse draw:style-name="gr2" draw:text-style-name="P7" draw:id="id3" draw:layer="layout" svg:width="1.845cm" svg:height="1.148cm" svg:x="25.241cm" svg:y="10.307cm">
          <text:p text:style-name="P6"><text:span text:style-name="T4">Dot</text:span></text:p>
        </draw:ellipse>
        <draw:connector draw:style-name="gr3" draw:text-style-name="P8" draw:layer="layout" draw:type="line" svg:x1="26.163cm" svg:y1="10.307cm" svg:x2="24.791cm" svg:y2="9.331cm" draw:start-shape="id3" draw:start-glue-point="0" draw:end-shape="id4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 presentation:user-transformed="true">
          <draw:text-box>
            <text:p text:style-name="P1">final: methods/class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5">We've seen <text:span text:style-name="T3">final</text:span> on <text:span text:style-name="T1">variables</text:span>: set as <text:span text:style-name="T1">constant</text:span></text:p>
              </text:list-item>
            </text:list>
            <text:list text:style-name="L3">
              <text:list-item>
                <text:p text:style-name="P5"><text:span text:style-name="T3">final</text:span> on a <text:span text:style-name="T1">method</text:span> prevents subclasses from <text:span text:style-name="T1">overriding</text:span></text:p>
              </text:list-item>
            </text:list>
            <text:list text:style-name="L3">
              <text:list-item>
                <text:p text:style-name="P5"><text:span text:style-name="T3">final</text:span> on a <text:span text:style-name="T1">class</text:span> means it cannot be extended</text:p>
              </text:list-item>
            </text:list>
            <text:list text:style-name="L3">
              <text:list-item>
                <text:list>
                  <text:list-item>
                    <text:p text:style-name="P4">(Other classes cannot <text:span text:style-name="T1">inherit</text:span> from it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Abstract vs. concrete classes</text:p>
          </draw:text-box>
        </draw:frame>
        <draw:frame presentation:style-name="pr9" draw:layer="layout" svg:width="25.199cm" svg:height="14.549cm" svg:x="1.4cm" svg:y="4.507cm" presentation:class="outline" presentation:user-transformed="true">
          <draw:text-box>
            <text:list text:style-name="L3">
              <text:list-item>
                <text:p text:style-name="P5"><text:span text:style-name="T1">Abstract</text:span> classes:</text:p>
              </text:list-item>
            </text:list>
            <text:list text:style-name="L3">
              <text:list-item>
                <text:list>
                  <text:list-item>
                    <text:p text:style-name="P4">Too <text:span text:style-name="T1">generic</text:span> to define a real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e.g., <text:span text:style-name="T3">TwoDimensionalSha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ot</text:span> intended to be directly instanti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Java can <text:span text:style-name="T1">enforce</text:span> this: use <text:span text:style-name="T3">abstract</text:span> keywor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abstract</text:span> classes can have <text:span text:style-name="T3">abstract</text:span> <text:span text:style-name="T1">methods</text:span>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No <text:span text:style-name="T1">body</text:span> defined; each <text:span text:style-name="T1">subclass</text:span> must implem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">Concrete</text:span> class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class</text:span> of an abstract class, meant to be instanti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e.g., <text:span text:style-name="T3">Square</text:span>, <text:span text:style-name="T3">Circle</text:span>, <text:span text:style-name="T3">Triang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Example: TwoDimensionalShape</text:p>
          </draw:text-box>
        </draw:frame>
        <draw:frame presentation:style-name="pr9" draw:layer="layout" svg:width="25.199cm" svg:height="14.361cm" svg:x="1.4cm" svg:y="4.507cm" presentation:class="outline" presentation:user-transformed="true">
          <draw:text-box>
            <text:list text:style-name="L3">
              <text:list-item>
                <text:p text:style-name="P5">Abstract <text:span text:style-name="T1">superclass</text:span>: <text:span text:style-name="T5">TwoDimensionalShape</text:span></text:p>
              </text:list-item>
            </text:list>
            <text:list text:style-name="L3">
              <text:list-item>
                <text:list>
                  <text:list-item>
                    <text:p text:style-name="P4">Abstract <text:span text:style-name="T1">method</text:span>: <text:span text:style-name="T5">draw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abstract public class TwoDimensional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abstract public void draw();</text:span><text:span text:style-name="T6"><text:tab/></text:span><text:span text:style-name="T6"><text:tab/></text:span><text:span text:style-name="T7">// no bo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Concrete <text:span text:style-name="T1">subclasses</text:span>: <text:span text:style-name="T5">Circle</text:span>, <text:span text:style-name="T5">Square</text:span>, <text:span text:style-name="T5">Triangle</text:span></text:p>
              </text:list-item>
            </text:list>
            <text:list text:style-name="L3">
              <text:list-item>
                <text:list>
                  <text:list-item>
                    <text:p text:style-name="P4">Each provide own <text:span text:style-name="T1">implementation</text:span> of <text:span text:style-name="T5">draw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public class Circle extends TwoDimensionalShape</text:span><text:span text:style-name="T6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public void draw() { drawOval( x, y, r, r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public class Square extends TwoDimensionalShape </text:span><text:span text:style-name="T6">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public void draw() { drawRect( x, y, w, h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Interfac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5">Define a <text:span text:style-name="T1">set</text:span> of abstract method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public interface drawable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public abstract void draw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public abstract double area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Classes <text:span text:style-name="T1">implement</text:span> these method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public class Circle implements drawable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public void draw() { drawOval( x, y, r, r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public double area() { return 2 * Math.PI * r * r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We've already been using the <text:span text:style-name="T3">actionListener</text:span> interfa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Abstract classes vs. interfaces</text:p>
          </draw:text-box>
        </draw:frame>
        <draw:frame presentation:style-name="pr9" draw:layer="layout" svg:width="25.199cm" svg:height="14.232cm" svg:x="1.4cm" svg:y="4.507cm" presentation:class="outline" presentation:user-transformed="true">
          <draw:text-box>
            <text:list text:style-name="L3">
              <text:list-item>
                <text:p text:style-name="P5">Abstract <text:span text:style-name="T1">superclasses</text:span> declare <text:span text:style-name="T1">identity</text:span>: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Circle</text:span> is <text:span text:style-name="T1">a</text:span> <text:span text:style-name="T1">kind</text:span> of <text:span text:style-name="T3">TwoDimensionalShape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class can have only <text:span text:style-name="T1">one</text:span> super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No <text:span text:style-name="T1">multiple inheritance</text:span> in Jav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herit methods, attributes; get <text:span text:style-name="T3">protected</text:span> access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Interfaces</text:span> declare <text:span text:style-name="T1">capability</text:span>: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Circle</text:span><text:span text:style-name="T2">s</text:span> <text:span text:style-name="T1">know how</text:span> to be <text:span text:style-name="T3">drawableShape</text:span>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y implement <text:span text:style-name="T1">multiple</text:span> 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faces are not <text:span text:style-name="T1">ADT</text:span>s (abstract data type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2.927cm" svg:x="1cm" svg:y="0.462cm" presentation:class="title">
          <draw:text-box>
            <text:p text:style-name="P1">Primitive type-wrapper class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5">Eight <text:span text:style-name="T1">primitive</text:span> types in Java</text:p>
              </text:list-item>
            </text:list>
            <text:list text:style-name="L3">
              <text:list-item>
                <text:list>
                  <text:list-item>
                    <text:p text:style-name="P4">Primitives are <text:span text:style-name="T1">not</text:span> really <text:span text:style-name="T1">object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Type-wrapper</text:span> classes for each of the eigh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haracter</text:span>, <text:span text:style-name="T3">Byte</text:span>, <text:span text:style-name="T3">Integer</text:span>, <text:span text:style-name="T3">Boolean</text:span>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nable us to <text:span text:style-name="T1">represent</text:span> primitives as <text:span text:style-name="T3">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then process them <text:span text:style-name="T1">polymorphically</text:span></text:p>
                  </text:list-item>
                </text:list>
              </text:list-item>
            </text:list>
            <text:list text:style-name="L3">
              <text:list-item>
                <text:p text:style-name="P5">Type-wrapper classes declared <text:span text:style-name="T3">final</text:span></text:p>
              </text:list-item>
            </text:list>
            <text:list text:style-name="L3">
              <text:list-item>
                <text:list>
                  <text:list-item>
                    <text:p text:style-name="P4">Many methods declared <text:span text:style-name="T3">sta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e.g., <text:span text:style-name="T3">Integer.parseInt( String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5"><text:span text:style-name="T1">Lab4 </text:span><text:span text:style-name="T2">due next week Wed </text:span><text:span text:style-name="T3">14Ma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O concepts</text:span> (sets and vector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creator>Sean Ho</dc:creator>
    <dc:date>2007-03-07T12:46:33</dc:date>
    <dc:language>en-US</dc:language>
    <meta:editing-cycles>86</meta:editing-cycles>
    <meta:editing-duration>P4DT18H34M34S</meta:editing-duration>
    <meta:user-defined meta:name="Info 1"/>
    <meta:user-defined meta:name="Info 2"/>
    <meta:user-defined meta:name="Info 3"/>
    <meta:user-defined meta:name="Info 4"/>
    <meta:document-statistic meta:object-count="208"/>
  </office:meta>
</office:document-meta>
</file>